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text-properties fo:color="#666666" fo:font-size="10p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16.999cm" style:type="right"/>
        </style:tab-stops>
      </style:paragraph-properties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style:font-name="Courier" fo:background-color="transparen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Heading_20_1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32pt" style:font-size-asian="32pt" style:font-size-complex="32pt"/>
    </style:style>
    <style:style style:name="P14" style:family="paragraph" style:parent-style-name="Heading_20_2">
      <style:text-properties fo:font-weight="normal" style:font-weight-asian="normal" style:font-weight-complex="normal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fo:background-color="transparent"/>
    </style:style>
    <style:style style:name="T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baut Patel<text:tab/>3IF3 - 2010/2011</text:p>
      <text:p text:style-name="P3">Stanislas Signoud<text:tab/>Binôme B331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Document de Spécification<text:line-break/>et de Conception</text:h>
      <text:p text:style-name="P9">TP-AC – Références croisées</text:p>
      <text:h text:style-name="Heading_20_2" text:outline-level="2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Document de Spécification<text:line-break/>et de Conception<text:tab/>1</text:p>
          <text:p text:style-name="P11">Principales définitions<text:tab/>2</text:p>
          <text:p text:style-name="P11">Choix généraux<text:tab/>2</text:p>
          <text:p text:style-name="P11">Spécification des méthodes<text:tab/>2</text:p>
          <text:p text:style-name="P11">Spécification des tests unitaires<text:tab/>4</text:p>
          <text:p text:style-name="P11">Spécification des tests fonctionnels<text:tab/>5</text:p>
        </text:index-body>
      </text:table-of-content>
      <text:h text:style-name="Heading_20_2" text:outline-level="2"/>
      <text:h text:style-name="P15" text:outline-level="2">Principales définitions</text:h>
      <text:p text:style-name="Text_20_body">Mot clé :<text:span text:style-name="T3"> Suite de caractères entrée par l'utilisateur dans le fichier mot clé.</text:span></text:p>
      <text:p text:style-name="P2">Identificateur : <text:span text:style-name="T3">Correspond à un identificateur C++.</text:span></text:p>
      <text:p text:style-name="P2"><text:span text:style-name="T3">Les mots clés et les identificateurs sont </text:span>valides<text:span text:style-name="T3"> quand ils ont une longueur inférieure ou égale à 256.</text:span></text:p>
      <text:p text:style-name="P2">Début de l'identificateur :<text:span text:style-name="T3"> {underscore, alpha}</text:span></text:p>
      <text:p text:style-name="P2">Fin de l'identificateur :<text:span text:style-name="T3"> {underscore, alpha, numérique}</text:span></text:p>
      <text:h text:style-name="Heading_20_2" text:outline-level="2">Choix généraux</text:h>
      <text:p text:style-name="P6">On parcours le fichier caractère par caractère.</text:p>
      <text:p text:style-name="P6">On ne parse que les identificateurs C++ valides.</text:p>
      <text:p text:style-name="P7">Si il y a plusieurs mots sur la même ligne, on affiche une seule fois la ligne.</text:p>
      <text:p text:style-name="P7">Si le fichier contenant la liste de mots clés n'est pas accessible ou si il ne contient pas d'identificateur valide, le programme renvoie une erreur.</text:p>
      <text:p text:style-name="P7">Si un des fichiers <text:s/>dans lequel on doit chercher n'est pas accessible, on affiche un avertissement.</text:p>
      <text:h text:style-name="P14" text:outline-level="2">TODO : Indiquer pour Doxygen.</text:h>
      <text:h text:style-name="P15" text:outline-level="2">Spécification des tests fonctionnels</text:h>
      <text:p text:style-name="P4"/>
      <text:p text:style-name="P4">Premier scénario</text:p>
      <text:p text:style-name="P5"/>
      <text:h text:style-name="P16" text:outline-level="2">Schéma de l'architecture générale de l'application</text:h>
      <text:p text:style-name="P5"/>
      <text:p text:style-name="P5">!!! Diagramme UML !!!</text:p>
      <text:h text:style-name="P16" text:outline-level="2">Liste des algorithmes principaux</text:h>
      <text:p text:style-name="P5"/>
      <text:p text:style-name="P8">MotLigne* Parseur::NextIdent()</text:p>
      <text:p text:style-name="P5">Renvoie un pointeur nul si il n'y a plus d'identifiant.</text:p>
      <text:p text:style-name="P5">On garde en mémoire la ligne.</text:p>
      <text:p text:style-name="P5">On parse le flux caractère par caractère, on a un bool qui dis si on est dans un identifiant. On consume le flux tant qu'on a pas de début d'identifiant, ensuite on place tout dans une string ''buffer'' jusqu'à une fin d'identifiant, à ce moment on revoie le ''buffer'' et la ligne dans une struct MotLigne. Si on est pas arrivé au début d'identifiant et que l'on a terminé le flux, on renvoie un pointeur nul.</text:p>
      <text:p text:style-name="P5">Gestion des identificateurs non valides...</text:p>
      <text:p text:style-name="P5"/>
      <text:p text:style-name="P8">Index* Analyseur::Run()</text:p>
      <text:p text:style-name="P5">Pour chaque fichier, on teste s'il est ''valide'' (non vide, pas de pb d'accès), si oui on créée un parseur.</text:p>
      <text:p text:style-name="P5">while( (MotLigne* ml = nextIdent()) != null ) addline(ml.lidentifiant, ml.laligne, fichiecourant); </text:p>
      <text:p text:style-name="P5"/>
      <text:p text:style-name="P8">bool Index::AddLine(string identifiant, int lineNum, string fichier)</text:p>
      <text:p text:style-name="P5">Ce que cela fait si identifiant, fichier, lineNum existe déjà ou pas</text:p>
      <text:p text:style-name="P5"/>
      <text:p text:style-name="P5">Main =&gt; gestion de la ligne de commande</text:p>
      <text:h text:style-name="P16" text:outline-level="2">Analyse critique complète des structures de donné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>
        <style:tab-stops/>
      </style:paragraph-properties>
      <style:text-properties style:font-name="Liberation Serif1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fo:font-size="10pt" style:font-size-asian="10pt" style:font-size-complex="10pt"/>
    </style:style>
    <style:style style:name="MT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P AC- Références croisées / Document de Spécification<text:tab/><text:tab/>Binôme B3310</text:p>
      </style:header>
      <style:footer>
        <text:p text:style-name="Footer"><text:tab/><text:span text:style-name="MT1"><text:page-number text:select-page="current">6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anislas Signoud</meta:initial-creator>
    <meta:creation-date>2010-10-08T14:11:28</meta:creation-date>
    <dc:date>2010-11-19T17:21:05</dc:date>
    <dc:creator>Thibaut Patel</dc:creator>
    <meta:editing-duration>PT13H30M20S</meta:editing-duration>
    <meta:editing-cycles>55</meta:editing-cycles>
    <meta:generator>OpenOffice.org/3.1$Linux OpenOffice.org_project/310m19$Build-9420</meta:generator>
    <meta:printed-by>Stanislas Signoud</meta:printed-by>
    <meta:print-date>2010-11-19T14:01:58</meta:print-date>
    <meta:document-statistic meta:table-count="0" meta:image-count="0" meta:object-count="0" meta:page-count="6" meta:paragraph-count="43" meta:word-count="380" meta:character-count="2407"/>
  </office:meta>
</office:document-meta>
</file>